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5mm"/>
    </style:style>
    <style:style style:name="co2" style:family="table-column">
      <style:table-column-properties fo:break-before="auto" style:column-width="20.16mm"/>
    </style:style>
    <style:style style:name="ro1" style:family="table-row">
      <style:table-row-properties style:row-height="4.5mm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Percent" style:data-style-name="N14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1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percentage" office:value="10" calcext:value-type="percentage">
            <text:p>1000%</text:p>
          </table:table-cell>
          <table:table-cell table:style-name="ce2" office:value-type="percentage" office:value="10" calcext:value-type="percentage">
            <text:p>1000.000%</text:p>
          </table:table-cell>
          <table:table-cell table:number-columns-repeated="61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percentage" office:value="5" calcext:value-type="percentage">
            <text:p>500%</text:p>
          </table:table-cell>
          <table:table-cell table:style-name="ce2" office:value-type="percentage" office:value="5" calcext:value-type="percentage">
            <text:p>500.000%</text:p>
          </table:table-cell>
          <table:table-cell table:number-columns-repeated="61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percentage" office:value="2" calcext:value-type="percentage">
            <text:p>200%</text:p>
          </table:table-cell>
          <table:table-cell table:style-name="ce2" office:value-type="percentage" office:value="2" calcext:value-type="percentage">
            <text:p>200.000%</text:p>
          </table:table-cell>
          <table:table-cell table:number-columns-repeated="61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percentage" office:value="1" calcext:value-type="percentage">
            <text:p>100%</text:p>
          </table:table-cell>
          <table:table-cell table:style-name="ce2" office:value-type="percentage" office:value="1" calcext:value-type="percentage">
            <text:p>100.000%</text:p>
          </table:table-cell>
          <table:table-cell table:number-columns-repeated="61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percentage" office:value="0.5" calcext:value-type="percentage">
            <text:p>50%</text:p>
          </table:table-cell>
          <table:table-cell table:style-name="ce2" office:value-type="percentage" office:value="0.5" calcext:value-type="percentage">
            <text:p>50.000%</text:p>
          </table:table-cell>
          <table:table-cell table:number-columns-repeated="6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percentage" office:value="0.2" calcext:value-type="percentage">
            <text:p>20%</text:p>
          </table:table-cell>
          <table:table-cell table:style-name="ce2" office:value-type="percentage" office:value="0.2" calcext:value-type="percentage">
            <text:p>20.000%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percentage" office:value="0.1" calcext:value-type="percentage">
            <text:p>10%</text:p>
          </table:table-cell>
          <table:table-cell table:style-name="ce2" office:value-type="percentage" office:value="0.1" calcext:value-type="percentage">
            <text:p>10.000%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percentage" office:value="0.05" calcext:value-type="percentage">
            <text:p>5%</text:p>
          </table:table-cell>
          <table:table-cell table:style-name="ce2" office:value-type="percentage" office:value="0.05" calcext:value-type="percentage">
            <text:p>5.000%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percentage" office:value="0.02" calcext:value-type="percentage">
            <text:p>2%</text:p>
          </table:table-cell>
          <table:table-cell table:style-name="ce2" office:value-type="percentage" office:value="0.02" calcext:value-type="percentage">
            <text:p>2.000%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percentage" office:value="0.01" calcext:value-type="percentage">
            <text:p>1%</text:p>
          </table:table-cell>
          <table:table-cell table:style-name="ce2" office:value-type="percentage" office:value="0.01" calcext:value-type="percentage">
            <text:p>1.000%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" office:value-type="percentage" office:value="0.005" calcext:value-type="percentage">
            <text:p>1%</text:p>
          </table:table-cell>
          <table:table-cell table:style-name="ce2" office:value-type="percentage" office:value="0.005" calcext:value-type="percentage">
            <text:p>0.500%</text:p>
          </table:table-cell>
          <table:table-cell table:number-columns-repeated="61"/>
        </table:table-row>
        <table:table-row table:style-name="ro1">
          <table:table-cell office:value-type="float" office:value="0.2" calcext:value-type="float">
            <text:p>0.2</text:p>
          </table:table-cell>
          <table:table-cell table:style-name="ce1" office:value-type="percentage" office:value="0.002" calcext:value-type="percentage">
            <text:p>0%</text:p>
          </table:table-cell>
          <table:table-cell table:style-name="ce2" office:value-type="percentage" office:value="0.002" calcext:value-type="percentage">
            <text:p>0.200%</text:p>
          </table:table-cell>
          <table:table-cell table:number-columns-repeated="61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1" office:value-type="percentage" office:value="0.001" calcext:value-type="percentage">
            <text:p>0%</text:p>
          </table:table-cell>
          <table:table-cell table:style-name="ce2" office:value-type="percentage" office:value="0.001" calcext:value-type="percentage">
            <text:p>0.100%</text:p>
          </table:table-cell>
          <table:table-cell table:number-columns-repeated="61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style-name="ce1" office:value-type="percentage" office:value="0.0005" calcext:value-type="percentage">
            <text:p>0%</text:p>
          </table:table-cell>
          <table:table-cell table:style-name="ce2" office:value-type="percentage" office:value="0.0005" calcext:value-type="percentage">
            <text:p>0.050%</text:p>
          </table:table-cell>
          <table:table-cell table:number-columns-repeated="61"/>
        </table:table-row>
        <table:table-row table:style-name="ro1">
          <table:table-cell office:value-type="float" office:value="0.02" calcext:value-type="float">
            <text:p>0.02</text:p>
          </table:table-cell>
          <table:table-cell table:style-name="ce1" office:value-type="percentage" office:value="0.0002" calcext:value-type="percentage">
            <text:p>0%</text:p>
          </table:table-cell>
          <table:table-cell table:style-name="ce2" office:value-type="percentage" office:value="0.0002" calcext:value-type="percentage">
            <text:p>0.020%</text:p>
          </table:table-cell>
          <table:table-cell table:number-columns-repeated="61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1" office:value-type="percentage" office:value="0.0001" calcext:value-type="percentage">
            <text:p>0%</text:p>
          </table:table-cell>
          <table:table-cell table:style-name="ce2" office:value-type="percentage" office:value="0.0001" calcext:value-type="percentage">
            <text:p>0.010%</text:p>
          </table:table-cell>
          <table:table-cell table:number-columns-repeated="61"/>
        </table:table-row>
        <table:table-row table:style-name="ro1">
          <table:table-cell office:value-type="float" office:value="0.005" calcext:value-type="float">
            <text:p>0.005</text:p>
          </table:table-cell>
          <table:table-cell table:style-name="ce1" office:value-type="percentage" office:value="0.00005" calcext:value-type="percentage">
            <text:p>0%</text:p>
          </table:table-cell>
          <table:table-cell table:style-name="ce2" office:value-type="percentage" office:value="0.00005" calcext:value-type="percentage">
            <text:p>0.005%</text:p>
          </table:table-cell>
          <table:table-cell table:number-columns-repeated="61"/>
        </table:table-row>
        <table:table-row table:style-name="ro1">
          <table:table-cell office:value-type="float" office:value="0.002" calcext:value-type="float">
            <text:p>0.002</text:p>
          </table:table-cell>
          <table:table-cell table:style-name="ce1" office:value-type="percentage" office:value="0.00002" calcext:value-type="percentage">
            <text:p>0%</text:p>
          </table:table-cell>
          <table:table-cell table:style-name="ce2" office:value-type="percentage" office:value="0.00002" calcext:value-type="percentage">
            <text:p>0.002%</text:p>
          </table:table-cell>
          <table:table-cell table:number-columns-repeated="61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1" office:value-type="percentage" office:value="0.00001" calcext:value-type="percentage">
            <text:p>0%</text:p>
          </table:table-cell>
          <table:table-cell table:style-name="ce2" office:value-type="percentage" office:value="0.00001" calcext:value-type="percentage">
            <text:p>0.001%</text:p>
          </table:table-cell>
          <table:table-cell table:number-columns-repeated="61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4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erijn</meta:initial-creator>
    <dc:creator> </dc:creator>
    <meta:creation-date>2009-01-03T13:12:53</meta:creation-date>
    <dc:date>2009-01-05T15:18:51</dc:date>
    <meta:generator>LibreOffice/7.0.0.0.beta2$Linux_X86_64 LibreOffice_project/00$Build-0</meta:generator>
    <meta:document-statistic meta:table-count="1" meta:cell-count="57" meta:object-count="0"/>
    <meta:user-defined meta:name="AppVersion">12.0000</meta:user-defined>
    <meta:user-defined meta:name="Company">PROCURA B.V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